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041374578491152465"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575891533685330409"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04441610616189161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5186107888481892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34589482806582264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0861835585066452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46318880185142980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28670018690556820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6347093" text:continue-list="list246318880185142980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62150689429194059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3716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5026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6342095"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634665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52635"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13101573873581711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11467252833661292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42694838761438880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47059"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06138763272653982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70342546176718008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10605612272725612" text:style-name="L15">
        <text:list-item>
          <text:list>
            <text:list-header>
              <text:p text:style-name="P184">1.5 miles averaging about 9:40/mile and rest 1 min</text:p>
            </text:list-header>
          </text:list>
        </text:list-item>
      </text:list>
      <text:p text:style-name="P24">1 mile in 8:26 and rest 2 min</text:p>
      <text:list xml:id="list3443087654676688841"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05834967954966531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26322"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709781478166125285"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3122346572210362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23179342379271292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6323953" text:continue-list="list3131223465722103621" text:style-name="L19">
        <text:list-item>
          <text:list>
            <text:list-header>
              <text:p text:style-name="P188">(Pace*HR)=1240</text:p>
            </text:list-header>
          </text:list>
        </text:list-item>
      </text:list>
      <text:list xml:id="list36353452" text:continue-list="list7709781478166125285" text:style-name="L18">
        <text:list-item>
          <text:list>
            <text:list-header>
              <text:p text:style-name="P187">2 miles at 10:46/mile Ave HR= 121 bpm and rest a few minutes</text:p>
            </text:list-header>
          </text:list>
        </text:list-item>
      </text:list>
      <text:list xml:id="list36335364" text:continue-list="list3632395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33908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85388987663112872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15208771837901801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2671077337334745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47825023871482853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79338400975710916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14214372469982568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341561"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3053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929011165724814368"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10386545107708064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713429005709312637"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17473103920315243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0572295544631071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185517039095651071" text:style-name="L32">
        <text:list-item>
          <text:list>
            <text:list-header>
              <text:p text:style-name="P198">0.25 miles in 2:54</text:p>
              <text:p text:style-name="P198">1 mile in 9:21 going faster as I ran and ending at around 8:30 pace</text:p>
            </text:list-header>
          </text:list>
        </text:list-item>
      </text:list>
      <text:list xml:id="list171611982776441536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97390488257404795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01208878059473313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248149814717195892"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2761085655167566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90902060683754821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oft-page-break/><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08370985571430002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0T16:08:20.91</dc:date>
    <dc:creator>James Lombardi</dc:creator>
    <meta:editing-duration>P30DT23H14M46S</meta:editing-duration>
    <meta:editing-cycles>2262</meta:editing-cycles>
    <meta:generator>OpenOffice/4.1.2$Win32 OpenOffice.org_project/412m3$Build-9782</meta:generator>
    <meta:document-statistic meta:table-count="0" meta:image-count="9" meta:object-count="0" meta:page-count="224" meta:paragraph-count="6563" meta:word-count="70442" meta:character-count="360291"/>
  </office:meta>
</office:document-meta>
</file>